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text">
      <style:graphic-properties draw:stroke="solid" svg:stroke-width="0.05cm" svg:stroke-color="#000000" draw:marker-start-width="0.275cm" draw:marker-end-width="0.275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text" style:list-style-name="L1">
      <style:graphic-properties draw:stroke="solid" draw:stroke-dash="Dash_20_1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text" style:list-style-name="L1">
      <style:graphic-properties draw:stroke="solid" draw:stroke-dash="Dash_20_1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808080" draw:marker-start-width="0.275cm" draw:marker-end-width="0.275cm" draw:fill="gradient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5cm" svg:stroke-color="#80808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0.5cm" svg:height="0.5cm" svg:x="1.6cm" svg:y="0.6cm">
          <text:p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14">
          <draw:custom-shape draw:style-name="gr2" draw:text-style-name="P2" draw:layer="layout" svg:width="0.65cm" svg:height="0.65cm" svg:x="1.525cm" svg:y="18.85cm">
            <text:p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3" draw:text-style-name="P2" draw:layer="layout" svg:width="0.5cm" svg:height="0.5cm" svg:x="1.6cm" svg:y="18.925cm">
            <text:p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</draw:g>
        <draw:frame draw:style-name="gr4" draw:text-style-name="P3" draw:layer="layout" svg:width="2.957cm" svg:height="0.662cm" svg:x="0.372cm" svg:y="-0.1cm">
          <draw:text-box>
            <text:p text:style-name="P3"><text:span text:style-name="T1">PhD student</text:span></text:p>
          </draw:text-box>
        </draw:frame>
        <draw:frame draw:style-name="gr4" draw:text-style-name="P3" draw:layer="layout" svg:width="1.992cm" svg:height="0.662cm" svg:x="6.354cm" svg:y="-0.1cm">
          <draw:text-box>
            <text:p text:style-name="P3"><text:span text:style-name="T1">Advisor</text:span></text:p>
          </draw:text-box>
        </draw:frame>
        <draw:frame draw:style-name="gr4" draw:text-style-name="P3" draw:layer="layout" svg:width="3.216cm" svg:height="0.662cm" svg:x="11.242cm" svg:y="-0.1cm">
          <draw:text-box>
            <text:p text:style-name="P3"><text:span text:style-name="T1">Journal editor</text:span></text:p>
          </draw:text-box>
        </draw:frame>
        <draw:custom-shape draw:style-name="gr5" draw:text-style-name="P4" draw:id="id2" draw:layer="layout" svg:width="3.5cm" svg:height="1cm" svg:x="0.1cm" svg:y="2.1cm">
          <text:p text:style-name="P4">write dr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3" draw:layer="layout" svg:width="3.5cm" svg:height="1cm" svg:x="5.6cm" svg:y="3.6cm">
          <text:p text:style-name="P4">read, b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5" draw:layer="layout" svg:width="3.5cm" svg:height="1cm" svg:x="5.6cm" svg:y="6.6cm">
          <text:p text:style-name="P4">read, b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4" draw:layer="layout" svg:width="3.5cm" svg:height="1cm" svg:x="0.1cm" svg:y="5.1cm">
          <text:p text:style-name="P4">improve dr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6" draw:layer="layout" svg:width="3.5cm" svg:height="1cm" svg:x="0.1cm" svg:y="8.1cm">
          <text:p text:style-name="P4">submit dr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7" draw:layer="layout" svg:width="3.5cm" svg:height="1cm" svg:x="11.1cm" svg:y="9.6cm">
          <text:p text:style-name="P4">review pa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8" draw:layer="layout" svg:width="3.5cm" svg:height="1cm" svg:x="11.1cm" svg:y="11.5cm">
          <text:p text:style-name="P4">reject pa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9" draw:layer="layout" svg:width="3.5cm" svg:height="1cm" svg:x="0.1cm" svg:y="12.6cm">
          <text:p text:style-name="P4">notify PhD le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0" draw:layer="layout" svg:width="3.5cm" svg:height="1cm" svg:x="5.6cm" svg:y="13.8cm">
          <text:p text:style-name="P4">re-allocate</text:p>
          <text:p text:style-name="P4">student de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2" draw:layer="layout" svg:width="3.5cm" svg:height="1cm" svg:x="5.6cm" svg:y="15.8cm">
          <text:p text:style-name="P4">get new PhD</text:p>
          <text:p text:style-name="P4">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1" draw:layer="layout" svg:width="3.5cm" svg:height="1cm" svg:x="0.1cm" svg:y="15.8cm">
          <text:p text:style-name="P4">quit PhD and get</text:p>
          <text:p text:style-name="P4">a real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6cm" svg:y1="0cm" svg:x2="4.6cm" svg:y2="19.5cm">
          <text:p/>
        </draw:line>
        <draw:line draw:style-name="gr6" draw:text-style-name="P1" draw:layer="layout" svg:x1="10.1cm" svg:y1="0cm" svg:x2="10.1cm" svg:y2="19.5cm">
          <text:p/>
        </draw:line>
        <draw:line draw:style-name="gr7" draw:text-style-name="P1" draw:id="id13" draw:layer="layout" svg:x1="0.1cm" svg:y1="17.9cm" svg:x2="3.6cm" svg:y2="17.9cm">
          <text:p/>
        </draw:line>
        <draw:connector draw:style-name="gr8" draw:text-style-name="P1" draw:layer="layout" draw:type="lines" svg:x1="1.849cm" svg:y1="1.1cm" svg:x2="1.85cm" svg:y2="2.1cm" draw:start-shape="id1" draw:start-glue-point="8" draw:end-shape="id2" draw:end-glue-point="0">
          <text:p/>
        </draw:connector>
        <draw:connector draw:style-name="gr8" draw:text-style-name="P1" draw:layer="layout" draw:type="lines" svg:x1="1.85cm" svg:y1="3.1cm" svg:x2="5.6cm" svg:y2="4.1cm" draw:start-shape="id2" draw:start-glue-point="2" draw:end-shape="id3" draw:end-glue-point="3">
          <text:p/>
        </draw:connector>
        <draw:connector draw:style-name="gr8" draw:text-style-name="P1" draw:layer="layout" draw:type="lines" svg:x1="7.35cm" svg:y1="4.6cm" svg:x2="3.6cm" svg:y2="5.6cm" draw:start-shape="id3" draw:start-glue-point="2" draw:end-shape="id4" draw:end-glue-point="1">
          <text:p/>
        </draw:connector>
        <draw:connector draw:style-name="gr8" draw:text-style-name="P1" draw:layer="layout" draw:type="lines" svg:x1="1.85cm" svg:y1="6.1cm" svg:x2="5.6cm" svg:y2="7.1cm" draw:start-shape="id4" draw:start-glue-point="2" draw:end-shape="id5" draw:end-glue-point="3">
          <text:p/>
        </draw:connector>
        <draw:connector draw:style-name="gr8" draw:text-style-name="P1" draw:layer="layout" draw:type="lines" svg:x1="7.35cm" svg:y1="7.6cm" svg:x2="3.6cm" svg:y2="8.6cm" draw:start-shape="id5" draw:start-glue-point="2" draw:end-shape="id6">
          <text:p/>
        </draw:connector>
        <draw:connector draw:style-name="gr8" draw:text-style-name="P1" draw:layer="layout" draw:type="lines" svg:x1="1.85cm" svg:y1="9.1cm" svg:x2="11.1cm" svg:y2="10.1cm" draw:start-shape="id6" draw:start-glue-point="2" draw:end-shape="id7" draw:end-glue-point="3">
          <text:p/>
        </draw:connector>
        <draw:connector draw:style-name="gr8" draw:text-style-name="P1" draw:layer="layout" draw:type="lines" svg:x1="12.85cm" svg:y1="10.6cm" svg:x2="12.85cm" svg:y2="11.5cm" draw:start-shape="id7" draw:start-glue-point="2" draw:end-shape="id8" draw:end-glue-point="0">
          <text:p/>
        </draw:connector>
        <draw:connector draw:style-name="gr8" draw:text-style-name="P1" draw:layer="layout" draw:type="lines" svg:x1="11.1cm" svg:y1="12cm" svg:x2="3.6cm" svg:y2="13.1cm" draw:start-shape="id8" draw:start-glue-point="3" draw:end-shape="id9" draw:end-glue-point="1">
          <text:p/>
        </draw:connector>
        <draw:connector draw:style-name="gr8" draw:text-style-name="P1" draw:layer="layout" draw:type="lines" svg:x1="1.85cm" svg:y1="13.6cm" svg:x2="5.6cm" svg:y2="14.3cm" draw:start-shape="id9" draw:start-glue-point="2" draw:end-shape="id10" draw:end-glue-point="3">
          <text:p/>
        </draw:connector>
        <draw:connector draw:style-name="gr8" draw:text-style-name="P1" draw:layer="layout" draw:type="lines" svg:x1="1.85cm" svg:y1="13.6cm" svg:x2="1.85cm" svg:y2="15.8cm" draw:start-shape="id9" draw:start-glue-point="2" draw:end-shape="id11" draw:end-glue-point="0">
          <text:p/>
        </draw:connector>
        <draw:connector draw:style-name="gr8" draw:text-style-name="P1" draw:layer="layout" draw:type="lines" svg:x1="7.35cm" svg:y1="14.8cm" svg:x2="7.35cm" svg:y2="15.8cm" draw:start-shape="id10" draw:start-glue-point="2" draw:end-shape="id12" draw:end-glue-point="0">
          <text:p/>
        </draw:connector>
        <draw:connector draw:style-name="gr8" draw:text-style-name="P1" draw:layer="layout" draw:type="lines" svg:x1="1.85cm" svg:y1="16.8cm" svg:x2="1.85cm" svg:y2="17.9cm" draw:start-shape="id11" draw:start-glue-point="2" draw:end-shape="id13" draw:end-glue-point="0">
          <text:p/>
        </draw:connector>
        <draw:connector draw:style-name="gr8" draw:text-style-name="P1" draw:layer="layout" draw:type="lines" svg:x1="1.85cm" svg:y1="17.9cm" svg:x2="1.85cm" svg:y2="18.85cm" draw:start-shape="id13" draw:end-shape="id14" draw:end-glue-point="0">
          <text:p/>
        </draw:connector>
        <draw:connector draw:style-name="gr8" draw:text-style-name="P1" draw:layer="layout" draw:type="lines" svg:x1="7.35cm" svg:y1="16.8cm" svg:x2="3.6cm" svg:y2="17.9cm" draw:start-shape="id12" draw:start-glue-point="2" draw:end-shape="id13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9.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5-10T10:59:11</meta:creation-date>
    <dc:creator>Julien Ponge</dc:creator>
    <dc:date>2008-03-25T09:57:47</dc:date>
    <meta:editing-cycles>4</meta:editing-cycles>
    <meta:editing-duration>PT16M5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